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subtitle">
      <style:graphic-properties draw:fill-color="#ffffff" fo:min-height="13.61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fo:min-height="13.61cm"/>
    </style:style>
    <style:style style:name="pr6" style:family="presentation" style:parent-style-name="lyt-bluelinesgrad-notes">
      <style:graphic-properties draw:fill-color="#ffffff" fo:min-height="13.114cm"/>
    </style:style>
    <style:style style:name="pr7" style:family="presentation" style:parent-style-name="lyt-bluelinesgrad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PI Events</text:p>
          </draw:text-box>
        </draw:frame>
        <draw:frame presentation:style-name="pr2" draw:layer="layout" svg:width="25.199cm" svg:height="13.61cm" svg:x="1.4cm" svg:y="6.139cm" presentation:class="subtitle">
          <draw:text-box>
            <text:p>Prepared by Chris Brown, Eric Cunningham, and Rob Margolies for the Rensselaer Center for Open Software (RCO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we have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Working database</text:p>
              </text:list-item>
              <text:list-item>
                <text:p>Ruby Server</text:p>
              </text:list-item>
              <text:list-item>
                <text:p>RSS Reader/Parser</text:p>
              </text:list-item>
              <text:list-item>
                <text:p>Cataloging of events</text:p>
              </text:list-item>
              <text:list-item>
                <text:p>Event Searching</text:p>
              </text:list-item>
              <text:list-item>
                <text:p>All this adds up to bot 1.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hat we are working on</text:p>
          </draw:text-box>
        </draw:frame>
        <draw:frame presentation:style-name="pr5" draw:text-style-name="P3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 text:style-name="P3"><text:span text:style-name="T1">Collaboration with other event databases</text:span></text:p>
              </text:list-item>
              <text:list-item>
                <text:p text:style-name="P3"><text:span text:style-name="T1">Other forms of access</text:span></text:p>
                <text:list>
                  <text:list-item>
                    <text:p text:style-name="P3"><text:span text:style-name="T1">Twitter</text:span></text:p>
                  </text:list-item>
                  <text:list-item>
                    <text:p text:style-name="P3"><text:span text:style-name="T1">Google Calendar (iCalendar)</text:span></text:p>
                  </text:list-item>
                  <text:list-item>
                    <text:p text:style-name="P3"><text:span text:style-name="T1">Facebook App/interface</text:span></text:p>
                  </text:list-item>
                </text:list>
              </text:list-item>
              <text:list-item>
                <text:p text:style-name="P3"><text:span text:style-name="T1">Event Collision</text:span></text:p>
              </text:list-item>
              <text:list-item>
                <text:p text:style-name="P3"><text:span text:style-name="T1">More Data Sources</text:span></text:p>
              </text:list-item>
              <text:list-item>
                <text:p text:style-name="P3"><text:span text:style-name="T1">Increased stability, improved algorithems</text:span></text:p>
              </text:list-item>
              <text:list-item>
                <text:p text:style-name="P3"><text:span text:style-name="T1">Fall 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bluelinesdark" xlink:href="Pictures/10000000000003200000025819812F2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5-14T20:14:50</meta:creation-date>
    <dc:language>fi-FI</dc:language>
    <meta:editing-cycles>1</meta:editing-cycles>
    <meta:editing-duration>PT00H00M00S</meta:editing-duration>
    <meta:document-statistic meta:object-count="36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Human.otp"/>
  </office:meta>
</office:document-meta>
</file>